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20ebad" officeooo:paragraph-rsid="0020ebad"/>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officeooo:rsid="0022b5b3" officeooo:paragraph-rsid="0022b5b3"/>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fo:font-style="italic" officeooo:rsid="0020ebad" officeooo:paragraph-rsid="0020ebad" style:font-style-asian="italic" style:font-style-complex="italic"/>
    </style:style>
    <style:style style:name="P4"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officeooo:rsid="00234689" officeooo:paragraph-rsid="00234689"/>
    </style:style>
    <style:style style:name="T1" style:family="text">
      <style:text-properties officeooo:rsid="002346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e Still - </text:span>Psalm 46:8-11</text:p>
      <text:p text:style-name="P3">“Come, behold the works of the Lord, how he has brought desolation's on the earth. He makes wars cease to the end of the earth; he breaks the bow and shatters the spear; he burns the chariots with fire. “Be still, and know that I am God. I will be exalted among the nations, I will be exalted in the earth!” The Lord of hosts is with us; the God of Jacob is our fortress. Selah”</text:p>
      <text:p text:style-name="P2">One of the hardest things to do at time it seems is to just relax and let God take control. We humans always seem to try and put limitations on what God can do by putting Him in some kind of human box that He can only operate out of. God does not work within human limits. He created us, He is above us and He can do whatever He wants. He is Holy, powerful, and all-knowing. He is God and we are not.</text:p>
      <text:p text:style-name="P2">Relying on God is something that Satan loves to toy with us with. He whispers constantly to us about our own inabilities to change things, brings things up in our mind where we have failed and tries to derail our walk by sometimes even having people bring up our failures. God tells us that all we have to do is submit to God and resit the Devil and he will have to flee (James 4:7). God told us in the Psalms to be still. This does not mean don’t do anything it means that our doing something is calling upon the name of the Lord and allowing Him to work all things together for us, for His ultimate glory.</text:p>
      <text:p text:style-name="P2">Whatsoever we do, do it for the glory of God and give thanks. (paraphrased Colossians 3:17). It is hard for us to just sit still, we think (especially men) that we have to fix things when in reality we cannot fix anything without the God’s help. We are truly helpless unless God is leading us. </text:p>
      <text:p text:style-name="P2">We see in our society today what happens when God does not lead it is chaos, and confusion. God is not like that. He is not the author of confusion, He is peace and order. He is God, and He is love. He is truth, and justice. With just those little “attributes” of God, He can take care of so much for us on His own. Those are just some of the attributes, God is so much more. </text:p>
      <text:p text:style-name="P4"><text:soft-page-break/>This week remember to just let go and let God. I used this phrase a lot when I was going through a steep trial and God got me through and made me a stronger Christian than I was before. He will certainly do that for you as well. Thank You, and God bles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14:11:54.956636317</meta:creation-date>
    <dc:title>default</dc:title>
    <meta:editing-duration>PT1M21S</meta:editing-duration>
    <meta:editing-cycles>2</meta:editing-cycles>
    <meta:generator>LibreOffice/7.3.3.2$Linux_X86_64 LibreOffice_project/30$Build-2</meta:generator>
    <dc:date>2022-06-11T14:33:37.205549725</dc:date>
    <meta:document-statistic meta:table-count="0" meta:image-count="0" meta:object-count="0" meta:page-count="2" meta:paragraph-count="7" meta:word-count="470" meta:character-count="2334" meta:non-whitespace-character-count="1868"/>
    <meta:template xlink:type="simple" xlink:actuate="onRequest" xlink:title="default" xlink:href="../../../../../../../home/pastorczo13/Templates/default.ott" meta:date="2022-06-11T14:11:54.375853908"/>
  </office:meta>
</office:document-meta>
</file>